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May 25, 2021 (04:07:1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5T16:07:23Z</meta:creation-date>
    <dc:date>2021-05-25T16:07:23Z</dc:date>
    <meta:user-defined meta:name="date" meta:value-type="string">May  25, 2021 (04:07:1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